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20-10-0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9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8-08-1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6-10-2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6-02-1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6-01-2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12-16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11-2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10-20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9-1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8-2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7-0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6-10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5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2-2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5-01-1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12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11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10-10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08-27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03-2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4-01-17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3-08-1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3-07-25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2-03-26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2-02-1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2-01-17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12-1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10-19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9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7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5-1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3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2-09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1-01-0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10-1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09-0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07-2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06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04-27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10-03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09-10-0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0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22119075101</text:p>
          </table:table-cell>
          <table:table-cell office:value-type="string" calcext:value-type="string">
            <text:p>200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